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3"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4"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5" style:family="graphic">
      <style:graphic-properties draw:stroke="solid" svg:stroke-width="0.053cm" svg:stroke-color="#000000"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list-style-name="L4">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8" style:family="graphic" style:list-style-name="L4">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9"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10" style:family="graphic" style:list-style-name="L4">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11" style:family="graphic" style:list-style-name="L4">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color="#808080"/>
    </style:style>
    <style:style style:name="gr12" style:family="graphic" style:parent-style-name="standard" style:list-style-name="L5">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13" style:family="graphic" style:parent-style-name="standard" style:list-style-name="L5">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14" style:family="graphic" style:parent-style-name="standard" style:list-style-name="L5">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15" style:family="graphic" style:parent-style-name="standard" style:list-style-name="L5">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16" style:family="graphic" style:parent-style-name="standard" style:list-style-name="L5">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17" style:family="graphic" style:parent-style-name="standard" style:list-style-name="L5">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18" style:family="graphic" style:parent-style-name="standard" style:list-style-name="L5">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19" style:family="graphic" style:parent-style-name="standard" style:list-style-name="L5">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20"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1"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draw:auto-grow-height="true" fo:min-height="16.255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style:text-properties fo:font-weight="bold" style:font-weight-asian="bold" style:font-weight-complex="bold"/>
    </style:style>
    <style:style style:name="P2" style:family="paragraph">
      <style:text-properties fo:font-size="20pt"/>
    </style:style>
    <style:style style:name="P3" style:family="paragraph">
      <style:paragraph-properties fo:margin-left="0cm" fo:margin-right="0cm" fo:text-align="center" fo:text-indent="0cm" style:punctuation-wrap="hanging" style:line-break="strict"/>
      <style:text-properties fo:font-size="18pt"/>
    </style:style>
    <style:style style:name="P4"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5" style:family="paragraph">
      <style:paragraph-properties style:writing-mode="lr-tb" style:font-independent-line-spacing="true"/>
    </style:style>
    <style:style style:name="P6" style:family="paragraph">
      <style:paragraph-properties fo:text-align="center" style:writing-mode="lr-tb"/>
    </style:style>
    <style:style style:name="P7" style:family="paragraph">
      <style:paragraph-properties fo:margin-left="0cm" fo:margin-right="0cm" fo:margin-top="0.396cm" fo:margin-bottom="0cm" fo:text-align="center" fo:text-indent="0cm" style:punctuation-wrap="hanging" style:line-break="strict"/>
      <style:text-properties fo:font-size="18pt"/>
    </style:style>
    <style:style style:name="P8" style:family="paragraph">
      <style:paragraph-properties fo:margin-left="0cm" fo:margin-right="0cm" fo:margin-top="0.396cm" fo:margin-bottom="0cm" fo:text-align="center" fo:text-indent="0cm" style:punctuation-wrap="hanging" style:line-break="strict" style:writing-mode="lr-tb" style:font-independent-line-spacing="true"/>
      <style:text-properties fo:font-size="18pt"/>
    </style:style>
    <style:style style:name="P9" style:family="paragraph">
      <style:paragraph-properties fo:margin-left="0cm" fo:margin-right="0cm" fo:margin-top="0.396cm" fo:margin-bottom="0cm" fo:line-height="100%" fo:text-align="center" fo:text-indent="0cm" style:punctuation-wrap="hanging" style:line-break="strict"/>
    </style:style>
    <style:style style:name="P10" style:family="paragraph">
      <style:paragraph-properties fo:margin-left="0cm" fo:margin-right="0cm" fo:margin-top="0.396cm" fo:margin-bottom="0cm" fo:line-height="100%" fo:text-align="center" fo:text-indent="0cm" style:punctuation-wrap="hanging" style:line-break="strict" style:writing-mode="lr-tb" style:font-independent-line-spacing="true"/>
    </style:style>
    <style:style style:name="T1" style:family="text">
      <style:text-properties fo:font-size="60pt" style:font-size-asian="60pt" style:font-size-complex="60pt"/>
    </style:style>
    <style:style style:name="T2" style:family="text">
      <style:text-properties fo:font-size="60pt" style:text-underline-style="solid" style:text-underline-width="auto" style:text-underline-color="font-color" fo:font-weight="bold" style:font-size-asian="60pt" style:font-weight-asian="bold" style:font-size-complex="60pt" style:font-weight-complex="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color="#000000" style:font-name="Times New Roman"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text:span text:style-name="T1">CSE 219 MIDTERM REVIEW</text:span></text:p>
            <text:p/>
            <text:p>with Yvonne The TA</text:p>
            <text:p>(and some other cool guy)</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layer="layout" svg:width="25.199cm" svg:height="17.512cm" svg:x="1.4cm" svg:y="0.209cm" presentation:class="subtitle" presentation:user-transformed="true">
          <draw:text-box>
            <text:p><text:span text:style-name="T2">DISCLAIMER</text:span>:</text:p>
            <text:p/>
            <text:p>I know nothing about your exam. I do not have a copy of it. Professor McKenna has not told me anything. It is against the rules for me to even know about your exam. Even if I did have relevant knowledge, it is even more against the rules for me to tell you. The contents of these slides are based off the public materials given on the website, and my knowledge from TA'ing and taking this course myself. I am not responsible for any potential discrepancies in content, and/or your failure. </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But isn't 219 just a #$%@ing huge semester long project?</text:p>
          </draw:text-box>
        </draw:frame>
        <draw:frame presentation:style-name="pr5" draw:layer="layout" svg:width="25.199cm" svg:height="12.179cm" svg:x="1.4cm" svg:y="4.914cm" presentation:class="outline">
          <draw:text-box>
            <text:list text:style-name="L3">
              <text:list-item>
                <text:p>No</text:p>
              </text:list-item>
              <text:list-item>
                <text:p>Hell no</text:p>
              </text:list-item>
              <text:list-item>
                <text:p>Oh god hell no</text:p>
              </text:list-item>
              <text:list-item>
                <text:p>NOOOOOOOOOOOOOOOOOOOOOOOOOOOOOOOOOOOOOOOOOOOOOOOOOOOOOOOOOOOOOOOOOOOOOOOOOOOOOOOOOOOOOOOOOOOOOOOOOOOOOOPE</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3">How to ace the test:</text:span></text:p>
          </draw:text-box>
        </draw:frame>
        <draw:frame presentation:style-name="pr5" draw:layer="layout" svg:width="25.199cm" svg:height="12.179cm" svg:x="1.4cm" svg:y="4.914cm" presentation:class="outline">
          <draw:text-box>
            <text:list text:style-name="L3">
              <text:list-item>
                <text:p>Do your homework. Preferably correctly.</text:p>
              </text:list-item>
              <text:list-item>
                <text:p>Know what you are actually doing when writing the codes.</text:p>
              </text:list-item>
              <text:list-item>
                <text:p>Know how to do more of it. </text:p>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3">How to get a job:</text:span></text:p>
          </draw:text-box>
        </draw:frame>
        <draw:frame presentation:style-name="pr5" draw:layer="layout" svg:width="25.199cm" svg:height="12.179cm" svg:x="1.4cm" svg:y="4.914cm" presentation:class="outline">
          <draw:text-box>
            <text:list text:style-name="L3">
              <text:list-item>
                <text:p>Do some projects. Preferably ones that work.</text:p>
              </text:list-item>
              <text:list-item>
                <text:p>Know what you are actually doing when writing the codes.</text:p>
              </text:list-item>
              <text:list-item>
                <text:p>Know how to do more of it.</text:p>
              </text:list-item>
              <text:list-item>
                <text:p>(Also algorithms and data structures. And schmoozing galore.)</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Doing your homework.</text:span></text:p>
          </draw:text-box>
        </draw:frame>
        <draw:frame presentation:style-name="pr5" draw:layer="layout" svg:width="25.199cm" svg:height="12.179cm" svg:x="1.516cm" svg:y="4.714cm" presentation:class="outline" presentation:user-transformed="true">
          <draw:text-box>
            <text:list text:style-name="L3">
              <text:list-item>
                <text:p>How does HTML and XML work?</text:p>
              </text:list-item>
              <text:list-item>
                <text:p>How did we read in data?</text:p>
              </text:list-item>
              <text:list-item>
                <text:p>What data structures did we use?</text:p>
              </text:list-item>
              <text:list-item>
                <text:p>How does MiniGameFramework work?</text:p>
              </text:list-item>
              <text:list-item>
                <text:p>Probably two questions about little non-technical details. I'm going to assume it's how the sorting algorithms work.</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text-style-name="P1" draw:layer="layout" svg:width="25.199cm" svg:height="3.506cm" svg:x="1.4cm" svg:y="0.837cm" presentation:class="title">
          <draw:text-box>
            <text:list text:style-name="L2">
              <text:list-header>
                <text:p text:style-name="P1"><text:span text:style-name="T3">Knowing what you are actually doing when writing the codes</text:span></text:p>
              </text:list-header>
            </text:list>
          </draw:text-box>
        </draw:frame>
        <draw:frame presentation:style-name="pr5" draw:layer="layout" svg:width="25.199cm" svg:height="12.179cm" svg:x="1.4cm" svg:y="4.914cm" presentation:class="outline" presentation:user-transformed="true">
          <draw:text-box>
            <text:list text:style-name="L3">
              <text:list-item>
                <text:p>Threads</text:p>
              </text:list-item>
              <text:list-item>
                <text:p>Apparent vs. actual type of objects</text:p>
              </text:list-item>
              <text:list-item>
                <text:p>OOP and polymorphism</text:p>
              </text:list-item>
              <text:list-item>
                <text:p>Object construction</text:p>
              </text:list-item>
              <text:list-item>
                <text:p>You should do some real object oriented studying! (haha)</text:p>
              </text:list-item>
              <text:list-item>
                <text:p>A bit of Swing things too (mostly HW related things!)</text:p>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Threads!</text:span></text:p>
          </draw:text-box>
        </draw:frame>
        <draw:frame presentation:style-name="pr5" draw:layer="layout" svg:width="25.199cm" svg:height="12.179cm" svg:x="7.567cm" svg:y="18.288cm" presentation:class="outline" presentation:user-transformed="true">
          <draw:text-box>
            <text:list text:style-name="L3">
              <text:list-header>
                <text:p>From Lecture #6 “Threads &amp; Timers”</text:p>
              </text:list-header>
            </text:list>
          </draw:text-box>
        </draw:frame>
        <draw:custom-shape draw:style-name="gr2" draw:text-style-name="P4" draw:layer="Layout" svg:width="4.657cm" svg:height="1.905cm" svg:x="4.784cm" svg:y="16.891cm">
          <text:list text:style-name="L4">
            <text:list-header>
              <text:p text:style-name="P3"><text:span text:style-name="T4">d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4.657cm" svg:height="1.905cm" svg:x="7.747cm" svg:y="12.023cm">
          <text:list text:style-name="L4">
            <text:list-header>
              <text:p text:style-name="P3"><text:span text:style-name="T4">runnabl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4.656cm" svg:height="1.905cm" svg:x="10.076cm" svg:y="4.615cm">
          <text:list text:style-name="L4">
            <text:list-header>
              <text:p text:style-name="P3"><text:span text:style-name="T4">new</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2.117cm" svg:height="5.927cm" svg:x="8.382cm" svg:y="6.096cm">
          <text:p/>
          <draw:enhanced-geometry svg:viewBox="0 0 480 1344" draw:text-areas="0 0 480 1344" draw:glue-points="480 0 192 240 0 624 192 1344" draw:glue-point-type="480 0 192 240 0 624 192 1344" draw:type="non-primitive" draw:enhanced-path="M 480 0 C 376 68 272 136 192 240 C 112 344 0 440 0 624 C 0 808 96 1076 192 1344 N">
            <draw:equation draw:name="f0" draw:formula="1"/>
            <draw:equation draw:name="f1" draw:formula="1*21137/19264"/>
            <draw:equation draw:name="f2" draw:formula="1"/>
            <draw:equation draw:name="f3" draw:formula="-184"/>
            <draw:equation draw:name="f4" draw:formula="1"/>
            <draw:equation draw:name="f5" draw:formula="8"/>
            <draw:equation draw:name="f6" draw:formula="1"/>
            <draw:equation draw:name="f7" draw:formula="4"/>
            <draw:equation draw:name="f8" draw:formula="-192"/>
            <draw:equation draw:name="f9" draw:formula="240"/>
          </draw:enhanced-geometry>
        </draw:custom-shape>
        <draw:custom-shape draw:style-name="gr5" draw:text-style-name="P5" draw:layer="Layout" svg:width="8.89cm" svg:height="4.092cm" svg:x="11.346cm" svg:y="8.143cm">
          <text:p/>
          <draw:enhanced-geometry svg:viewBox="0 0 2016 928" draw:text-areas="0 0 2016 928" draw:glue-points="2016 352 1344 16 480 256 0 928" draw:glue-point-type="2016 352 1344 16 480 256 0 928" draw:type="non-primitive" draw:enhanced-path="M 2016 352 C 1808 192 1600 32 1344 16 C 1088 0 704 104 480 256 C 256 408 128 668 0 928 N">
            <draw:equation draw:name="f0" draw:formula="1"/>
            <draw:equation draw:name="f1" draw:formula="1"/>
            <draw:equation draw:name="f2" draw:formula="1"/>
            <draw:equation draw:name="f3" draw:formula="1"/>
            <draw:equation draw:name="f4" draw:formula="1*20545/16960"/>
            <draw:equation draw:name="f5" draw:formula="8"/>
            <draw:equation draw:name="f6" draw:formula="1"/>
            <draw:equation draw:name="f7" draw:formula="4"/>
            <draw:equation draw:name="f8" draw:formula="-992"/>
            <draw:equation draw:name="f9" draw:formula="-464"/>
          </draw:enhanced-geometry>
        </draw:custom-shape>
        <draw:line draw:style-name="gr6" draw:text-style-name="P6" draw:layer="layout" svg:x1="8.809cm" svg:y1="13.928cm" svg:x2="7.53cm" svg:y2="16.891cm">
          <text:p/>
        </draw:line>
        <draw:custom-shape draw:style-name="gr7" draw:text-style-name="P8" draw:layer="Layout" svg:width="2.964cm" svg:height="1.023cm" svg:x="5.842cm" svg:y="7.155cm">
          <text:list text:style-name="L4">
            <text:list-header>
              <text:p text:style-name="P7"><text:span text:style-name="T5">start</text:span></text:p>
            </text:list-header>
          </text:list>
          <draw:enhanced-geometry svg:viewBox="0 0 21600 21600" draw:type="mso-spt202" draw:enhanced-path="M 0 0 L 21600 0 21600 21600 0 21600 0 0 Z N"/>
        </draw:custom-shape>
        <draw:custom-shape draw:style-name="gr8" draw:text-style-name="P4" draw:layer="Layout" svg:width="3.387cm" svg:height="1.785cm" svg:x="14.309cm" svg:y="8.425cm">
          <text:list text:style-name="L4">
            <text:list-header>
              <text:p text:style-name="P3"><text:span text:style-name="T5">unblock thread</text:span></text:p>
            </text:list-header>
          </text:list>
          <draw:enhanced-geometry svg:viewBox="0 0 21600 21600" draw:type="mso-spt202" draw:enhanced-path="M 0 0 L 21600 0 21600 21600 0 21600 0 0 Z N"/>
        </draw:custom-shape>
        <draw:custom-shape draw:style-name="gr9" draw:text-style-name="P4" draw:layer="Layout" svg:width="4.656cm" svg:height="1.905cm" svg:x="18.966cm" svg:y="9.483cm">
          <text:list text:style-name="L4">
            <text:list-header>
              <text:p text:style-name="P3"><text:span text:style-name="T4">blocke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7.62cm" svg:height="3.952cm" svg:x="12.192cm" svg:y="11.176cm">
          <text:p/>
          <draw:enhanced-geometry svg:viewBox="0 0 1728 944" draw:text-areas="0 0 1728 944" draw:glue-points="0 480 480 768 1248 816 1728 0" draw:glue-point-type="0 480 480 768 1248 816 1728 0" draw:type="non-primitive" draw:enhanced-path="M 0 480 C 136 596 272 712 480 768 C 688 824 1040 944 1248 816 C 1456 688 1592 344 1728 0 N">
            <draw:equation draw:name="f0" draw:formula="20"/>
            <draw:equation draw:name="f1" draw:formula="1*-12843/3392"/>
            <draw:equation draw:name="f2" draw:formula="1"/>
            <draw:equation draw:name="f3" draw:formula="1"/>
            <draw:equation draw:name="f4" draw:formula="1"/>
            <draw:equation draw:name="f5" draw:formula="8"/>
            <draw:equation draw:name="f6" draw:formula="1"/>
            <draw:equation draw:name="f7" draw:formula="4"/>
            <draw:equation draw:name="f8" draw:formula="1*0/-13824"/>
            <draw:equation draw:name="f9" draw:formula="-480"/>
          </draw:enhanced-geometry>
        </draw:custom-shape>
        <draw:custom-shape draw:style-name="gr10" draw:text-style-name="P4" draw:layer="Layout" svg:width="3.387cm" svg:height="1.785cm" svg:x="16.002cm" svg:y="14.986cm">
          <text:list text:style-name="L4">
            <text:list-header>
              <text:p text:style-name="P3"><text:span text:style-name="T5">block thread</text:span></text:p>
            </text:list-header>
          </text:list>
          <draw:enhanced-geometry svg:viewBox="0 0 21600 21600" draw:type="mso-spt202" draw:enhanced-path="M 0 0 L 21600 0 21600 21600 0 21600 0 0 Z N"/>
        </draw:custom-shape>
        <draw:custom-shape draw:style-name="gr11" draw:text-style-name="P4" draw:layer="Layout" svg:width="3.387cm" svg:height="2.547cm" svg:x="5.207cm" svg:y="13.928cm">
          <text:list text:style-name="L4">
            <text:list-header>
              <text:p text:style-name="P3"><text:span text:style-name="T5">run method ends</text:span></text:p>
            </text:list-header>
          </text:list>
          <draw:enhanced-geometry svg:viewBox="0 0 21600 21600" draw:type="mso-spt202" draw:enhanced-path="M 0 0 L 21600 0 21600 21600 0 21600 0 0 Z N"/>
        </draw:custom-shap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HW#2 vs HW#3: The threads unravel!</text:p>
          </draw:text-box>
        </draw:frame>
        <draw:frame presentation:style-name="pr5" draw:layer="layout" svg:width="25.199cm" svg:height="12.179cm" svg:x="1.4cm" svg:y="4.914cm" presentation:class="outline">
          <draw:text-box>
            <text:list text:style-name="L3">
              <text:list-item>
                <text:p>HW #2 relies on event-based programming. Program updates itself when you press a button through listeners.</text:p>
              </text:list-item>
              <text:list-item>
                <text:p>HW #3 uses threading to check for clicks, and subsequent events when mandatory, all the time. (Or at least based on how fast it's running!)</text:p>
              </text:list-item>
              <text:list-item>
                <text:p>Learn to love threads! You can't escape them! </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Starting Those Threads!</text:p>
          </draw:text-box>
        </draw:frame>
        <draw:frame presentation:style-name="pr5" draw:layer="layout" svg:width="25.199cm" svg:height="12.179cm" svg:x="1.725cm" svg:y="4.839cm" presentation:class="outline" presentation:user-transformed="true">
          <draw:text-box>
            <text:list text:style-name="L3">
              <text:list-item>
                <text:p>start() - makes thread runnable, automatically calling run() if using Thread class, you don't ever need to define it yourself</text:p>
              </text:list-item>
              <text:list-item>
                <text:p>run() - where stuff actually happens, automatically called if using Thread class but it does NOTHING, if using a class that extends Thread <text:span text:style-name="T3">you must define it <text:s/></text:span><text:s text:c="3"/></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When good threads go bad.</text:p>
          </draw:text-box>
        </draw:frame>
        <draw:frame presentation:style-name="pr5" draw:layer="layout" svg:width="25.199cm" svg:height="12.179cm" svg:x="1.4cm" svg:y="4.914cm" presentation:class="outline">
          <draw:text-box>
            <text:list text:style-name="L3">
              <text:list-item>
                <text:p>Atomicity! (Remember this if you plan on taking 305!)</text:p>
              </text:list-item>
              <text:list-item>
                <text:p>Transactions run until completed, or not at all.</text:p>
              </text:list-item>
              <text:list-item>
                <text:p>If you are using an object for multiple simultaneous transactions, you are looking for trouble.</text:p>
              </text:list-item>
              <text:list-item>
                <text:p>Use locks! Specifically ReentrantLock in a try, finally block. (Unlock in the finally!!)</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list text:style-name="L2">
              <text:list-header>
                <text:p><text:span text:style-name="T3">Knowing how to design more software</text:span>.</text:p>
              </text:list-header>
            </text:list>
          </draw:text-box>
        </draw:frame>
        <draw:frame presentation:style-name="pr5" draw:layer="layout" svg:width="25.199cm" svg:height="12.179cm" svg:x="1.4cm" svg:y="4.914cm" presentation:class="outline">
          <draw:text-box>
            <text:list text:style-name="L3">
              <text:list-item>
                <text:p>Version control! What is it, and why do we use it?</text:p>
              </text:list-item>
              <text:list-item>
                <text:p>Debugging! (You'll get the hang of it eventually!)</text:p>
              </text:list-item>
              <text:list-item>
                <text:p>Software development lifecycle</text:p>
              </text:list-item>
              <text:list-item>
                <text:p>UML and design organization </text:p>
              </text:list-item>
            </text:list>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Software Development Lifecycle</text:span></text:p>
          </draw:text-box>
        </draw:frame>
        <draw:frame presentation:style-name="pr5" draw:layer="layout" svg:width="28.448cm" svg:height="12.179cm" svg:x="0.762cm" svg:y="15.507cm" presentation:class="outline" presentation:user-transformed="true">
          <draw:text-box>
            <text:list text:style-name="L3">
              <text:list-header>
                <text:p>From Lecture #1 Software Development Lifecycle</text:p>
              </text:list-header>
            </text:list>
          </draw:text-box>
        </draw:frame>
        <draw:g>
          <draw:custom-shape draw:style-name="gr12" draw:text-style-name="P10" draw:layer="layout" svg:width="4.202cm" svg:height="1.785cm" svg:x="3.048cm" svg:y="7.112cm">
            <text:list text:style-name="L5">
              <text:list-header>
                <text:p text:style-name="P9"><text:span text:style-name="T6">Requirements Analysis</text:span></text:p>
              </text:list-header>
            </text:list>
            <draw:enhanced-geometry svg:viewBox="0 0 21600 21600" draw:type="mso-spt202" draw:enhanced-path="M 0 0 L 21600 0 21600 21600 0 21600 0 0 Z N"/>
          </draw:custom-shape>
          <draw:custom-shape draw:style-name="gr13" draw:text-style-name="P10" draw:layer="layout" svg:width="3.355cm" svg:height="1.785cm" svg:x="8.34cm" svg:y="7.112cm">
            <text:list text:style-name="L5">
              <text:list-header>
                <text:p text:style-name="P9"><text:span text:style-name="T6">Design &amp; Document</text:span></text:p>
              </text:list-header>
            </text:list>
            <draw:enhanced-geometry svg:viewBox="0 0 21600 21600" draw:type="mso-spt202" draw:enhanced-path="M 0 0 L 21600 0 21600 21600 0 21600 0 0 Z N"/>
          </draw:custom-shape>
          <draw:custom-shape draw:style-name="gr14" draw:text-style-name="P10" draw:layer="layout" svg:width="2.086cm" svg:height="1.023cm" svg:x="16.806cm" svg:y="7.323cm">
            <text:list text:style-name="L5">
              <text:list-header>
                <text:p text:style-name="P9"><text:span text:style-name="T6">Code</text:span></text:p>
              </text:list-header>
            </text:list>
            <draw:enhanced-geometry svg:viewBox="0 0 21600 21600" draw:type="mso-spt202" draw:enhanced-path="M 0 0 L 21600 0 21600 21600 0 21600 0 0 Z N"/>
          </draw:custom-shape>
          <draw:custom-shape draw:style-name="gr15" draw:text-style-name="P10" draw:layer="layout" svg:width="2.086cm" svg:height="1.023cm" svg:x="19.981cm" svg:y="7.323cm">
            <text:list text:style-name="L5">
              <text:list-header>
                <text:p text:style-name="P9"><text:span text:style-name="T6">Test</text:span></text:p>
              </text:list-header>
            </text:list>
            <draw:enhanced-geometry svg:viewBox="0 0 21600 21600" draw:type="mso-spt202" draw:enhanced-path="M 0 0 L 21600 0 21600 21600 0 21600 0 0 Z N"/>
          </draw:custom-shape>
          <draw:custom-shape draw:style-name="gr16" draw:text-style-name="P10" draw:layer="layout" svg:width="2.297cm" svg:height="1.023cm" svg:x="18.288cm" svg:y="11.768cm">
            <text:list text:style-name="L5">
              <text:list-header>
                <text:p text:style-name="P9"><text:span text:style-name="T6">Debug</text:span></text:p>
              </text:list-header>
            </text:list>
            <draw:enhanced-geometry svg:viewBox="0 0 21600 21600" draw:type="mso-spt202" draw:enhanced-path="M 0 0 L 21600 0 21600 21600 0 21600 0 0 Z N"/>
          </draw:custom-shape>
          <draw:custom-shape draw:style-name="gr17" draw:text-style-name="P10" draw:layer="layout" svg:width="2.297cm" svg:height="1.023cm" svg:x="18.288cm" svg:y="10.075cm">
            <text:list text:style-name="L5">
              <text:list-header>
                <text:p text:style-name="P9"><text:span text:style-name="T6">Profile</text:span></text:p>
              </text:list-header>
            </text:list>
            <draw:enhanced-geometry svg:viewBox="0 0 21600 21600" draw:type="mso-spt202" draw:enhanced-path="M 0 0 L 21600 0 21600 21600 0 21600 0 0 Z N"/>
          </draw:custom-shape>
          <draw:custom-shape draw:style-name="gr18" draw:text-style-name="P10" draw:layer="layout" svg:width="2.721cm" svg:height="1.023cm" svg:x="23.156cm" svg:y="7.323cm">
            <text:list text:style-name="L5">
              <text:list-header>
                <text:p text:style-name="P9"><text:span text:style-name="T6">Deploy</text:span></text:p>
              </text:list-header>
            </text:list>
            <draw:enhanced-geometry svg:viewBox="0 0 21600 21600" draw:type="mso-spt202" draw:enhanced-path="M 0 0 L 21600 0 21600 21600 0 21600 0 0 Z N"/>
          </draw:custom-shape>
          <draw:custom-shape draw:style-name="gr19" draw:text-style-name="P10" draw:layer="layout" svg:width="2.932cm" svg:height="1.785cm" svg:x="12.785cm" svg:y="7.112cm">
            <text:list text:style-name="L5">
              <text:list-header>
                <text:p text:style-name="P9"><text:span text:style-name="T6">Evaluate Design</text:span></text:p>
              </text:list-header>
            </text:list>
            <draw:enhanced-geometry svg:viewBox="0 0 21600 21600" draw:type="mso-spt202" draw:enhanced-path="M 0 0 L 21600 0 21600 21600 0 21600 0 0 Z N"/>
          </draw:custom-shape>
          <draw:line draw:style-name="gr20" draw:text-style-name="P6" draw:layer="layout" svg:x1="7.281cm" svg:y1="7.958cm" svg:x2="8.309cm" svg:y2="7.958cm">
            <text:p/>
          </draw:line>
          <draw:line draw:style-name="gr20" draw:text-style-name="P6" draw:layer="layout" svg:x1="22.098cm" svg:y1="7.958cm" svg:x2="23.125cm" svg:y2="7.958cm">
            <text:p/>
          </draw:line>
          <draw:line draw:style-name="gr20" draw:text-style-name="P6" draw:layer="layout" svg:x1="18.923cm" svg:y1="7.958cm" svg:x2="19.95cm" svg:y2="7.958cm">
            <text:p/>
          </draw:line>
          <draw:line draw:style-name="gr20" draw:text-style-name="P6" draw:layer="layout" svg:x1="15.748cm" svg:y1="7.958cm" svg:x2="16.775cm" svg:y2="7.958cm">
            <text:p/>
          </draw:line>
          <draw:line draw:style-name="gr20" draw:text-style-name="P6" draw:layer="layout" svg:x1="11.726cm" svg:y1="7.958cm" svg:x2="12.754cm" svg:y2="7.958cm">
            <text:p/>
          </draw:line>
          <draw:line draw:style-name="gr20" draw:text-style-name="P6" draw:layer="layout" svg:x1="25.908cm" svg:y1="7.958cm" svg:x2="27.147cm" svg:y2="7.958cm">
            <text:p/>
          </draw:line>
          <draw:line draw:style-name="gr20" draw:text-style-name="P6" draw:layer="layout" svg:x1="1.778cm" svg:y1="7.958cm" svg:x2="3.017cm" svg:y2="7.958cm">
            <text:p/>
          </draw:line>
          <draw:line draw:style-name="gr21" draw:text-style-name="P6" draw:layer="layout" svg:x1="21.251cm" svg:y1="8.382cm" svg:x2="21.251cm" svg:y2="10.467cm">
            <text:p/>
          </draw:line>
          <draw:line draw:style-name="gr20" draw:text-style-name="P6" draw:layer="layout" svg:x1="21.251cm" svg:y1="10.498cm" svg:x2="20.585cm" svg:y2="10.498cm">
            <text:p/>
          </draw:line>
          <draw:line draw:style-name="gr20" draw:text-style-name="P6" draw:layer="layout" svg:x1="21.675cm" svg:y1="12.192cm" svg:x2="20.585cm" svg:y2="12.192cm">
            <text:p/>
          </draw:line>
          <draw:line draw:style-name="gr20" draw:text-style-name="P6" draw:layer="layout" svg:x1="17.865cm" svg:y1="10.497cm" svg:x2="17.865cm" svg:y2="8.35cm">
            <text:p/>
          </draw:line>
          <draw:line draw:style-name="gr20" draw:text-style-name="P6" draw:layer="layout" svg:x1="17.23cm" svg:y1="12.186cm" svg:x2="17.23cm" svg:y2="8.345cm">
            <text:p/>
          </draw:line>
          <draw:line draw:style-name="gr21" draw:text-style-name="P6" draw:layer="layout" svg:x1="18.287cm" svg:y1="12.192cm" svg:x2="17.198cm" svg:y2="12.192cm">
            <text:p/>
          </draw:line>
          <draw:line draw:style-name="gr21" draw:text-style-name="P6" draw:layer="layout" svg:x1="18.288cm" svg:y1="10.498cm" svg:x2="17.834cm" svg:y2="10.498cm">
            <text:p/>
          </draw:line>
          <draw:line draw:style-name="gr21" draw:text-style-name="P6" draw:layer="layout" svg:x1="21.675cm" svg:y1="8.382cm" svg:x2="21.675cm" svg:y2="12.161cm">
            <text:p/>
          </draw:line>
          <draw:line draw:style-name="gr21" draw:text-style-name="P6" draw:layer="layout" svg:x1="14.266cm" svg:y1="9.017cm" svg:x2="14.266cm" svg:y2="11.102cm">
            <text:p/>
          </draw:line>
          <draw:line draw:style-name="gr21" draw:text-style-name="P6" draw:layer="layout" svg:x1="14.266cm" svg:y1="11.133cm" svg:x2="10.002cm" svg:y2="11.133cm">
            <text:p/>
          </draw:line>
          <draw:line draw:style-name="gr20" draw:text-style-name="P6" draw:layer="layout" svg:x1="10.033cm" svg:y1="11.132cm" svg:x2="10.033cm" svg:y2="8.985cm">
            <text:p/>
          </draw:line>
        </draw:g>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27T10:30:15.300737000</meta:creation-date>
    <dc:date>2014-03-27T13:57:06.336716000</dc:date>
    <meta:editing-duration>PT3H25M1S</meta:editing-duration>
    <meta:editing-cycles>9</meta:editing-cycles>
    <meta:generator>LibreOffice/4.2.2.1$MacOSX_x86 LibreOffice_project/3be8cda0bddd8e430d8cda1ebfd581265cca5a0f</meta:generator>
    <meta:document-statistic meta:object-count="110"/>
  </office:meta>
</office:document-meta>
</file>